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3.27cm" svg:y="0.778cm">
          <text:p text:style-name="P1"><text:span text:style-name="T1">RelPayload</text:span></text:p>
        </draw:rect>
        <draw:line draw:style-name="gr2" draw:text-style-name="P1" draw:layer="layout" svg:x1="3.27cm" svg:y1="1.778cm" svg:x2="4.27cm" svg:y2="1.778cm">
          <text:p/>
        </draw:line>
        <draw:line draw:style-name="gr2" draw:text-style-name="P1" draw:layer="layout" svg:x1="5.77cm" svg:y1="1.778cm" svg:x2="6.77cm" svg:y2="1.778cm">
          <text:p/>
        </draw:line>
        <draw:line draw:style-name="gr2" draw:text-style-name="P1" draw:layer="layout" svg:x1="6.77cm" svg:y1="0.778cm" svg:x2="6.77cm" svg:y2="1.778cm">
          <text:p/>
        </draw:line>
        <draw:line draw:style-name="gr3" draw:text-style-name="P1" draw:layer="layout" svg:x1="4.27cm" svg:y1="0.778cm" svg:x2="5.77cm" svg:y2="0.778cm">
          <text:p/>
        </draw:line>
        <draw:line draw:style-name="gr3" draw:text-style-name="P1" draw:layer="layout" svg:x1="4.27cm" svg:y1="1.778cm" svg:x2="5.77cm" svg:y2="1.778cm">
          <text:p/>
        </draw:line>
        <draw:frame draw:style-name="gr4" draw:text-style-name="P3" draw:layer="layout" svg:width="0.739cm" svg:height="0.725cm" svg:x="1.87cm" svg:y="0.082cm">
          <draw:text-box>
            <text:p><text:span text:style-name="T1">2</text:span></text:p>
          </draw:text-box>
        </draw:frame>
        <draw:frame draw:style-name="gr5" draw:text-style-name="P3" draw:layer="layout" svg:width="1.984cm" svg:height="0.725cm" svg:x="3.986cm" svg:y="0.078cm">
          <draw:text-box>
            <text:p><text:span text:style-name="T1">variable</text:span></text:p>
          </draw:text-box>
        </draw:frame>
        <draw:line draw:style-name="gr2" draw:text-style-name="P1" draw:layer="layout" svg:x1="3.27cm" svg:y1="0.778cm" svg:x2="4.27cm" svg:y2="0.778cm">
          <text:p/>
        </draw:line>
        <draw:rect draw:style-name="gr6" draw:text-style-name="P2" draw:layer="layout" svg:width="2cm" svg:height="1cm" svg:x="1.27cm" svg:y="0.778cm">
          <text:p text:style-name="P1"><text:span text:style-name="T1">TargetId</text:span></text:p>
        </draw:rect>
        <draw:line draw:style-name="gr2" draw:text-style-name="P1" draw:layer="layout" svg:x1="6.77cm" svg:y1="0.778cm" svg:x2="5.769cm" svg:y2="0.778cm">
          <text:p/>
        </draw:line>
        <draw:rect draw:style-name="gr6" draw:text-style-name="P2" draw:layer="layout" svg:width="1.016cm" svg:height="1cm" svg:x="0.254cm" svg:y="0.778cm">
          <text:p text:style-name="P1"><text:span text:style-name="T1">TP</text:span></text:p>
        </draw:rect>
        <draw:rect draw:style-name="gr6" draw:text-style-name="P2" draw:layer="layout" svg:width="2cm" svg:height="1cm" svg:x="1.27cm" svg:y="0.778cm">
          <text:p text:style-name="P1"><text:span text:style-name="T1">SourceId</text:span></text:p>
        </draw:rect>
        <draw:frame draw:style-name="gr4" draw:text-style-name="P3" draw:layer="layout" svg:width="0.739cm" svg:height="0.725cm" svg:x="0.371cm" svg:y="0.083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22S</meta:editing-duration>
    <meta:editing-cycles>11</meta:editing-cycles>
    <meta:generator>OpenOffice/4.1.1$Win32 OpenOffice.org_project/411m6$Build-9775</meta:generator>
    <dc:date>2015-07-01T12:23:55.37</dc:date>
    <dc:creator>Pawel Gburzynski</dc:creator>
    <meta:document-statistic meta:object-count="14"/>
  </office:meta>
</office:document-meta>
</file>